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order="thin double #000000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00FF66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-top="thin double #000000" fo:border-bottom="none" fo:border-left="thin double #000000" fo:border-right="thin double #000000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double #000000" fo:border-right="thin double #000000" fo:background-color="#00FF66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none" fo:border-bottom="none" fo:border-left="thin double #000000" fo:border-right="thin double #000000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-top="none" fo:border-bottom="none" fo:border-left="thin double #000000" fo:border-right="thin double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thin double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00FF66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thin double #000000" fo:border-left="thin double #000000" fo:border-right="thin double #000000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399FF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none" fo:border-bottom="none" fo:border-left="thin double #000000" fo:border-right="thin double #000000" fo:background-color="#3399FF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3399FF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FF00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double #000000" fo:border-right="thin double #000000" fo:background-color="#FFFF00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FF00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6600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6600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7pt" style:font-size-asian="17pt" style:font-size-complex="17pt" style:text-underline-style="solid" style:text-underline-type="single" style:font-family-generic="swiss"/>
    </style:style>
    <style:style style:name="ce25" style:family="table-cell" style:parent-style-name="Default" style:data-style-name="N0">
      <style:table-cell-properties fo:border="thin double #000000" fo:background-color="#FF6600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double #000000"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double #000000" fo:border-right="thin double #000000"/>
    </style:style>
    <style:style style:name="ce28" style:family="table-cell" style:parent-style-name="Default" style:data-style-name="N0">
      <style:table-cell-properties fo:border-top="none" fo:border-bottom="thin double #000000" fo:border-left="thin double #000000" fo:border-right="thin double #000000"/>
    </style:style>
    <style:style style:name="ce29" style:family="table-cell" style:parent-style-name="Default" style:data-style-name="N0">
      <style:table-cell-properties fo:border-top="none" fo:border-bottom="none" fo:border-left="thin double #000000" fo:border-right="thin double #000000" style:vertical-align="middle"/>
    </style:style>
    <style:style style:name="ce30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</style:style>
    <style:style style:name="ce31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4472C4"/>
      <style:text-properties style:font-name="Arial" style:font-name-asian="Arial" style:font-name-complex="Arial" style:font-family-generic="swiss"/>
    </style:style>
    <style:style style:name="ce32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4472C4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-top="none" fo:border-bottom="none" fo:border-left="none" fo:border-right="thin double #000000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double #000000" fo:border-bottom="none" fo:border-left="thin double #000000" fo:border-right="thin double #000000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double #000000" fo:border-right="thin double #000000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thin double #000000" fo:border-bottom="none" fo:border-left="none" fo:border-right="thin double #000000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double #000000" fo:border-right="thin double #000000" style:vertical-align="middle"/>
    </style:style>
    <style:style style:name="ce38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double #000000" fo:border-right="thin double #000000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double #000000" fo:border-right="thin double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double #000000" fo:border-right="thin double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2.6470833333333cm"/>
    </style:style>
    <style:style style:name="co4" style:family="table-column">
      <style:table-column-properties fo:break-before="auto" style:column-width="16.351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dictionn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6" table:number-rows-spanned="1" table:style-name="ce24">
            <text:p>Data Dictionnary</text:p>
          </table:table-cell>
          <table:covered-table-cell table:number-columns-repeated="5"/>
          <table:table-cell table:number-columns-repeated="16378"/>
        </table:table-row>
        <table:table-row table:number-rows-repeated="3" table:style-name="ro2">
          <table:table-cell table:number-columns-repeated="1024" table:style-name="ce2"/>
          <table:table-cell table:number-columns-repeated="1536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4">
          <table:table-cell table:style-name="ce2"/>
          <table:table-cell office:value-type="string" table:style-name="ce3">
            <text:p>Attribu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style-name="ce2"/>
          <table:table-cell office:value-type="string" table:style-name="ce4">
            <text:p>location</text:p>
          </table:table-cell>
          <table:table-cell office:value-type="string" table:style-name="ce5">
            <text:p>Position of the tree, X and Y coordinates in Lambert 93 CC45 system</text:p>
          </table:table-cell>
          <table:table-cell office:value-type="string" table:style-name="ce6">
            <text:p>Two numbers <text:s/>(1911906.64842 &lt; x &lt; 1916251.74252) <text:s/>(4220467.21877 &lt; y &lt; 4226533.85288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stationId</text:p>
          </table:table-cell>
          <table:table-cell office:value-type="string" table:style-name="ce8">
            <text:p>The identifier of the station of the tree.</text:p>
          </table:table-cell>
          <table:table-cell office:value-type="string" table:style-name="ce9">
            <text:p>1157 possible string values ('ESP065'/'ESP151'/'ESP174'/'ESP187'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sector</text:p>
          </table:table-cell>
          <table:table-cell office:value-type="string" table:style-name="ce8">
            <text:p>The sector of Grenoble the tree is located in.</text:p>
          </table:table-cell>
          <table:table-cell office:value-type="string" table:style-name="ce9">
            <text:p>Integer (1-6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PollutionStation</text:p>
          </table:table-cell>
          <table:table-cell office:value-type="string" table:style-name="ce8">
            <text:p>The closest pollution station from the tree</text:p>
          </table:table-cell>
          <table:table-cell office:value-type="string" table:style-name="ce9">
            <text:p>Integer(1-5)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TrainStation</text:p>
          </table:table-cell>
          <table:table-cell office:value-type="string" table:style-name="ce8">
            <text:p>Whether the diagnosed tree is near a train station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IndustrialZone</text:p>
          </table:table-cell>
          <table:table-cell office:value-type="string" table:style-name="ce8">
            <text:p>Whether the diagnosed tree is near an industrial zone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Parking</text:p>
          </table:table-cell>
          <table:table-cell office:value-type="string" table:style-name="ce8">
            <text:p>Whether the diagnosed tree is near a parking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River</text:p>
          </table:table-cell>
          <table:table-cell office:value-type="string" table:style-name="ce8">
            <text:p>Whether the diagnosed tree is near a train river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Motorways</text:p>
          </table:table-cell>
          <table:table-cell office:value-type="string" table:style-name="ce8">
            <text:p>Whether the diagnosed tree is near a motorway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7">
            <text:p>closestMall</text:p>
          </table:table-cell>
          <table:table-cell office:value-type="string" table:style-name="ce8">
            <text:p>Whether the diagnosed tree is near a mall.</text:p>
          </table:table-cell>
          <table:table-cell office:value-type="string" table:style-name="ce9">
            <text:p>true/fals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office:value-type="string" table:style-name="ce7">
            <text:p>closestRoads</text:p>
          </table:table-cell>
          <table:table-cell office:value-type="string" table:style-name="ce8">
            <text:p>Whether the diagnosed tree is near roads.</text:p>
          </table:table-cell>
          <table:table-cell office:value-type="string" table:style-name="ce9">
            <text:p>true/false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7">
            <text:p>environmentType</text:p>
          </table:table-cell>
          <table:table-cell office:value-type="string" table:style-name="ce8">
            <text:p>Category that describes where the tree is planted</text:p>
          </table:table-cell>
          <table:table-cell office:value-type="string" table:style-name="ce10">
            <text:p>Four possible string values : 'Arbre de voirie'/'Bois semi naturel'/'Arbre d'espaces ouverts'/'Arbre d'enceintes fermées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species</text:p>
          </table:table-cell>
          <table:table-cell office:value-type="string" table:style-name="ce8">
            <text:p>The species of the tree.</text:p>
          </table:table-cell>
          <table:table-cell office:value-type="string" table:style-name="ce9">
            <text:p>String ('Cordata', 'Japonica' …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genus</text:p>
          </table:table-cell>
          <table:table-cell office:value-type="string" table:style-name="ce8">
            <text:p>The botanical type of the tree</text:p>
          </table:table-cell>
          <table:table-cell office:value-type="string" table:style-name="ce9">
            <text:p>String ('Alnus', Platanus' …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seedingYear</text:p>
          </table:table-cell>
          <table:table-cell office:value-type="string" table:style-name="ce8">
            <text:p>The year the tree was planted on.</text:p>
          </table:table-cell>
          <table:table-cell office:value-type="string" table:style-name="ce9">
            <text:p>Year (2004-2015)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1">
            <text:p>5YearPeriod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3">
          <table:table-cell/>
          <table:table-cell office:value-type="string" table:style-name="ce14">
            <text:p>isLast</text:p>
          </table:table-cell>
          <table:table-cell office:value-type="string" table:style-name="ce5">
            <text:p>Whether this diagnosis is the last that was done for the diagnosed tree.</text:p>
          </table:table-cell>
          <table:table-cell office:value-type="string" table:style-name="ce15">
            <text:p>true/fals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5YearPeriod</text:p>
          </table:table-cell>
          <table:table-cell table:style-name="ce8"/>
          <table:table-cell table:style-name="ce9"/>
          <table:table-cell table:number-columns-repeated="16380"/>
        </table:table-row>
        <table:table-row table:style-name="ro2">
          <table:table-cell/>
          <table:table-cell office:value-type="string" table:style-name="ce16">
            <text:p>diagnosisYear</text:p>
          </table:table-cell>
          <table:table-cell office:value-type="string" table:style-name="ce8">
            <text:p>The year of this diagnosis.</text:p>
          </table:table-cell>
          <table:table-cell office:value-type="string" table:style-name="ce9">
            <text:p>Year (2011-2015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6">
            <text:p>diagnosisNote</text:p>
          </table:table-cell>
          <table:table-cell office:value-type="string" table:style-name="ce8">
            <text:p>The result of this diagnosis.</text:p>
          </table:table-cell>
          <table:table-cell office:value-type="string" table:style-name="ce9">
            <text:p>String ('Arbre d'avenir normal', Arbre d'avenir incertain', 'Arbre à abatre dans les 5 ans' ..)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7">
            <text:p>developmentStatus</text:p>
          </table:table-cell>
          <table:table-cell office:value-type="string" table:style-name="ce12">
            <text:p>Developement status of the tree when it was diagnosed.</text:p>
          </table:table-cell>
          <table:table-cell office:value-type="string" table:style-name="ce13">
            <text:p>'Arbre jeune', 'adulte', 'vieillissant'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8">
            <text:p>sidewalkProximity</text:p>
          </table:table-cell>
          <table:table-cell office:value-type="string" table:style-name="ce5">
            <text:p>Defines whether the tree is near a sidewalk.</text:p>
          </table:table-cell>
          <table:table-cell office:value-type="string" table:style-name="ce15">
            <text:p>true/fals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environmentBusyness</text:p>
          </table:table-cell>
          <table:table-cell office:value-type="string" table:style-name="ce8">
            <text:p>Describes how busy the nearby environment of the tree is.</text:p>
          </table:table-cell>
          <table:table-cell office:value-type="string" table:style-name="ce9">
            <text:p>'passages fréquents et arrêts fréquents'/'passages fréquents ou arrêts'/'quelques passages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vigor</text:p>
          </table:table-cell>
          <table:table-cell office:value-type="string" table:style-name="ce8">
            <text:p>How good looking the tree is.</text:p>
          </table:table-cell>
          <table:table-cell office:value-type="string" table:style-name="ce9">
            <text:p>'vigoureux'/'vieillissement dépérissement'/'vigueur intermédiaire'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9">
            <text:p>stumpDiameter</text:p>
          </table:table-cell>
          <table:table-cell office:value-type="string" table:style-name="ce8">
            <text:p>The diameter of the tree's stump.</text:p>
          </table:table-cell>
          <table:table-cell office:value-type="string" table:style-name="ce9">
            <text:p>Interval ('10 à 20 cm' …)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0">
            <text:p>stumpDiameterGroup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4">
          <table:table-cell/>
          <table:table-cell office:value-type="string" table:number-columns-spanned="1" table:number-rows-spanned="2" table:style-name="ce25">
            <text:p>diseases</text:p>
          </table:table-cell>
          <table:table-cell office:value-type="string" table:number-columns-spanned="1" table:number-rows-spanned="2" table:style-name="ce26">
            <text:p>Four caracters that describe all possible combinations of sickness</text:p>
          </table:table-cell>
          <table:table-cell office:value-type="string" table:style-name="ce15">
            <text:p>R : root, T : trunk, C: collar, K : crown, x : not sick on this part</text:p>
          </table:table-cell>
          <table:table-cell table:number-columns-repeated="16380"/>
        </table:table-row>
        <table:table-row table:style-name="ro7">
          <table:table-cell/>
          <table:covered-table-cell/>
          <table:covered-table-cell/>
          <table:table-cell office:value-type="string" table:style-name="ce21">
            <text:p>16 possible values : xxxx, xxxK, xxCx, xTxx, Rxxx, xxCK, xTxK, xTCx, xTCK, RxxK, RxCx, RxCK, RTxx, RtxK, RTCx, RTCK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quantity</text:p>
          </table:table-cell>
          <table:table-cell office:value-type="string" table:style-name="ce5">
            <text:p>Attribute used for counting the number of diagnosis</text:p>
          </table:table-cell>
          <table:table-cell office:value-type="string" table:style-name="ce15">
            <text:p>Number equal to 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s</text:p>
          </table:table-cell>
          <table:table-cell office:value-type="string" table:style-name="ce8">
            <text:p>Attribute used for counting the number of sick trees</text:p>
          </table:table-cell>
          <table:table-cell office:value-type="string" table:style-name="ce9">
            <text:p>Number equal to 1 when the tree has an imperfection on one of its parts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Root</text:p>
          </table:table-cell>
          <table:table-cell office:value-type="string" table:style-name="ce8">
            <text:p>Whether the tree has an imperfection on its roots.</text:p>
          </table:table-cell>
          <table:table-cell office:value-type="string" table:style-name="ce9">
            <text:p>Number equal to 1 when the tree has an imperfection on its roots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Trunk</text:p>
          </table:table-cell>
          <table:table-cell office:value-type="string" table:style-name="ce8">
            <text:p>Whether the tree has an imperfection on its trunk.</text:p>
          </table:table-cell>
          <table:table-cell office:value-type="string" table:style-name="ce9">
            <text:p>Number equal to 1 when the tree has an imperfection on its trunk else equal to 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8">
            <text:p>diseaseOnCollar</text:p>
          </table:table-cell>
          <table:table-cell office:value-type="string" table:style-name="ce8">
            <text:p>Whether the tree has an imperfection on its collar.</text:p>
          </table:table-cell>
          <table:table-cell office:value-type="string" table:style-name="ce9">
            <text:p>Number equal to 1 when the tree has an imperfection on its collar else equal to 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2">
            <text:p>diseaseOnCrown</text:p>
          </table:table-cell>
          <table:table-cell office:value-type="string" table:style-name="ce12">
            <text:p>Whether the tree has an imperfection on its crown.</text:p>
          </table:table-cell>
          <table:table-cell office:value-type="string" table:style-name="ce13">
            <text:p>Number equal to 1 when the tree has an imperfection on its crown else equal to 0</text:p>
          </table:table-cell>
          <table:table-cell table:number-columns-repeated="1638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number-rows-repeated="6"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style-name="ro4">
          <table:table-cell/>
          <table:table-cell office:value-type="string" table:style-name="ce3">
            <text:p>Attribu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11">
            <text:p>pollutionStation</text:p>
          </table:table-cell>
          <table:table-cell table:number-columns-repeated="2" table:style-name="ce12"/>
          <table:table-cell table:number-columns-repeated="16380"/>
        </table:table-row>
        <table:table-row table:style-name="ro3">
          <table:table-cell/>
          <table:table-cell office:value-type="string" table:style-name="ce22">
            <text:p>month</text:p>
          </table:table-cell>
          <table:table-cell table:number-columns-repeated="2" table:style-name="ce5"/>
          <table:table-cell table:number-columns-repeated="16380"/>
        </table:table-row>
        <table:table-row table:style-name="ro3">
          <table:table-cell/>
          <table:table-cell office:value-type="string" table:style-name="ce23">
            <text:p>year</text:p>
          </table:table-cell>
          <table:table-cell table:number-columns-repeated="2" table:style-name="ce12"/>
          <table:table-cell table:number-columns-repeated="16380"/>
        </table:table-row>
        <table:table-row table:style-name="ro3">
          <table:table-cell/>
          <table:table-cell office:value-type="string" table:style-name="ce5">
            <text:p>Dioxyde d'azote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/>
          <table:table-cell office:value-type="string" table:style-name="ce8">
            <text:p>Monoxyde d'azot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Ozo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Particules PM10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a)anthrac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a)pyr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b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j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enzo(k)fluorenth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Dibenzo(a,h)anthrac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Indénol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Particules PM2,5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Tolu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Antimoi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Arsenic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Bary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admi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hrom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obalt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Cuiv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Dioxyde de souff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Ethylbenz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+p-Xyl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anganès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Mercur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Nickel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/>
          <table:table-cell office:value-type="string" table:style-name="ce8">
            <text:p>O-Xylène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Plomb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Thallium</text:p>
          </table:table-cell>
          <table:table-cell table:number-columns-repeated="2" table:style-name="ce8"/>
          <table:table-cell table:number-columns-repeated="16380"/>
        </table:table-row>
        <table:table-row table:style-name="ro2">
          <table:table-cell table:style-name="ce2"/>
          <table:table-cell office:value-type="string" table:style-name="ce8">
            <text:p>Vanadium</text:p>
          </table:table-cell>
          <table:table-cell table:number-columns-repeated="2" table:style-name="ce8"/>
          <table:table-cell table:number-columns-repeated="16380"/>
        </table:table-row>
        <table:table-row table:style-name="ro3">
          <table:table-cell table:style-name="ce2"/>
          <table:table-cell office:value-type="string" table:style-name="ce12">
            <text:p>Zinc</text:p>
          </table:table-cell>
          <table:table-cell table:number-columns-repeated="2" table:style-name="ce12"/>
          <table:table-cell table:number-columns-repeated="16380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style-name="ro4">
          <table:table-cell table:style-name="ce2"/>
          <table:table-cell office:value-type="string" table:style-name="ce3">
            <text:p>Attribut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table:number-columns-repeated="16380"/>
        </table:table-row>
        <table:table-row table:style-name="ro3">
          <table:table-cell table:style-name="ce2"/>
          <table:table-cell office:value-type="string" table:style-name="ce31">
            <text:p>month</text:p>
          </table:table-cell>
          <table:table-cell table:number-columns-repeated="2" table:style-name="ce5"/>
          <table:table-cell table:number-columns-repeated="16380"/>
        </table:table-row>
        <table:table-row table:style-name="ro3">
          <table:table-cell table:style-name="ce2"/>
          <table:table-cell office:value-type="string" table:style-name="ce32">
            <text:p>year</text:p>
          </table:table-cell>
          <table:table-cell table:number-columns-repeated="2" table:style-name="ce12"/>
          <table:table-cell table:number-columns-repeated="16380"/>
        </table:table-row>
        <table:table-row table:style-name="ro3">
          <table:table-cell table:style-name="ce33"/>
          <table:table-cell office:value-type="string" table:style-name="ce34">
            <text:p>maximal max temperature</text:p>
          </table:table-cell>
          <table:table-cell office:value-type="string" table:style-name="ce36">
            <text:p>the highest temperature</text:p>
          </table:table-cell>
          <table:table-cell office:value-type="string" table:style-name="ce38">
            <text:p>real</text:p>
          </table:table-cell>
          <table:table-cell table:number-columns-repeated="16380"/>
        </table:table-row>
        <table:table-row table:style-name="ro2">
          <table:table-cell table:style-name="ce33"/>
          <table:table-cell office:value-type="string" table:style-name="ce35">
            <text:p>average max temperature</text:p>
          </table:table-cell>
          <table:table-cell office:value-type="string" table:style-name="ce33">
            <text:p>average of the maximum temperature</text:p>
          </table:table-cell>
          <table:table-cell office:value-type="string" table:style-name="ce39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7">
            <text:p>minimal max temperature</text:p>
          </table:table-cell>
          <table:table-cell office:value-type="string" table:style-name="ce37">
            <text:p>the lowest of the maximum temperature</text:p>
          </table:table-cell>
          <table:table-cell office:value-type="string" table:style-name="ce40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7">
            <text:p>average temperature</text:p>
          </table:table-cell>
          <table:table-cell office:value-type="string" table:style-name="ce29">
            <text:p>the average temperature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7">
            <text:p>maximal min temperature</text:p>
          </table:table-cell>
          <table:table-cell office:value-type="string" table:style-name="ce29">
            <text:p>the highest of the minimum temperature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7">
            <text:p>average min temperature</text:p>
          </table:table-cell>
          <table:table-cell office:value-type="string" table:style-name="ce29">
            <text:p>average of the minimum temperature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7">
            <text:p>minimal min temperature</text:p>
          </table:table-cell>
          <table:table-cell office:value-type="string" table:style-name="ce29">
            <text:p>the lowest temperature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heating degree day</text:p>
          </table:table-cell>
          <table:table-cell office:value-type="string" table:style-name="ce29">
            <text:p>measure of the heating cumsption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sun duration time</text:p>
          </table:table-cell>
          <table:table-cell office:value-type="string" table:style-name="ce29">
            <text:p>sun duration time in hour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total precipitation</text:p>
          </table:table-cell>
          <table:table-cell office:value-type="string" table:style-name="ce29">
            <text:p>total rain precipitation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average precipitation</text:p>
          </table:table-cell>
          <table:table-cell office:value-type="string" table:style-name="ce29">
            <text:p>average rain precipitaion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snow</text:p>
          </table:table-cell>
          <table:table-cell office:value-type="string" table:style-name="ce29">
            <text:p>maximun snow height on the floor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maximum wind gust</text:p>
          </table:table-cell>
          <table:table-cell office:value-type="string" table:style-name="ce29">
            <text:p>maximum wind gust in km/h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27">
            <text:p>max pressure</text:p>
          </table:table-cell>
          <table:table-cell office:value-type="string" table:style-name="ce29">
            <text:p>maximum pressure in Pa</text:p>
          </table:table-cell>
          <table:table-cell office:value-type="string" table:style-name="ce41">
            <text:p>real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8">
            <text:p>min presure</text:p>
          </table:table-cell>
          <table:table-cell office:value-type="string" table:style-name="ce30">
            <text:p>minimum pressure in Pa</text:p>
          </table:table-cell>
          <table:table-cell office:value-type="string" table:style-name="ce42">
            <text:p>real</text:p>
          </table:table-cell>
          <table:table-cell table:number-columns-repeated="16380"/>
        </table:table-row>
        <table:table-row table:style-name="ro3">
          <table:table-cell/>
          <table:table-cell table:number-columns-repeated="1023" table:style-name="ce2"/>
          <table:table-cell table:number-columns-repeated="15360"/>
        </table:table-row>
        <table:table-row table:number-rows-repeated="104847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Antoine Chédin</dc:creator>
    <meta:creation-date>2017-10-14T16:46:18Z</meta:creation-date>
    <dc:date>2017-12-07T09:56:02Z</dc:date>
    <meta:print-date>2017-10-24T19:23:47Z</meta:print-date>
    <meta:editing-cycles>25</meta:editing-cycles>
    <meta:editing-duration>PT7897S</meta:editing-duration>
  </office:meta>
</office:document-meta>
</file>